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1bbc" officeooo:paragraph-rsid="001b1bb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span text:style-name="T1">st</text:span> <text:s/>Open terminal and redirect to where the program folder is kept. </text:p>
      <text:p text:style-name="P1">1<text:span text:style-name="T1">st</text:span> <text:s/>locate folder where all files are kept. </text:p>
      <text:p text:style-name="P1">2<text:span text:style-name="T1">nd</text:span> <text:s/>be sure all files are there</text:p>
      <text:p text:style-name="P1">3<text:span text:style-name="T1">rd</text:span> compiled everything together using.. <text:s/></text:p>
      <text:p text:style-name="P1"/>
      <text:p text:style-name="P1">g++ CommonUtilFunctions.cpp SLLLongIntList.cpp SLLNode.cpp LongInt.cpp Main.cpp ArrayLongInt.cpp ArrayLongList.cpp -o M</text:p>
      <text:p text:style-name="P1"/>
      <text:p text:style-name="P1"/>
      <text:p text:style-name="P1">4 ) <text:s/>M is the executable file. Execute it with <text:s text:c="3"/>( ./M )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23:14:34.534584880</meta:creation-date>
    <dc:date>2016-12-10T23:19:54.692144571</dc:date>
    <meta:editing-duration>PT5M23S</meta:editing-duration>
    <meta:editing-cycles>1</meta:editing-cycles>
    <meta:document-statistic meta:table-count="0" meta:image-count="0" meta:object-count="0" meta:page-count="1" meta:paragraph-count="6" meta:word-count="55" meta:character-count="365" meta:non-whitespace-character-count="304"/>
    <meta:generator>LibreOffice/5.1.4.2$Linux_X86_64 LibreOffice_project/10m0$Build-2</meta:generator>
  </office:meta>
</office:document-meta>
</file>